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avid CLM" svg:font-family="'David CLM'"/>
    <style:font-face style:name="Nachlieli CLM1" svg:font-family="'Nachlieli CLM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במדבר יג</text:span></text:p>
      <text:p text:style-name="Standard"><text:a xlink:type="simple" xlink:href="http://he.wikisource.org/wiki/קטגוריה:במדבר_יג_א"><text:span text:style-name="T3"/></text:a></text:p>
      <text:p text:style-name="Standard"><text:bookmark text:name=".D7.99.D7.92_.D7.90"/><text:a xlink:type="simple" xlink:href="http://he.wikisource.org/wiki/קטגוריה:במדבר_יג_א"><text:span text:style-name="T3">א</text:span></text:a><text:span text:style-name="T3"> וַיְדַבֵּר ה' אֶל מֹשֶׁה לֵּאמֹר. </text:span><text:bookmark text:name=".D7.99.D7.92_.D7.91"/><text:a xlink:type="simple" xlink:href="http://he.wikisource.org/wiki/קטגוריה:במדבר_יג_ב"><text:span text:style-name="T3">ב</text:span></text:a><text:span text:style-name="T3"> שְׁלַח לְךָ אֲנָשִׁים וְיָתֻרוּ אֶת אֶרֶץ כְּנַעַן אֲשֶׁר אֲנִי נֹתֵן לִבְנֵי יִשְׂרָאֵל, אִישׁ אֶחָד אִישׁ אֶחָד לְמַטֵּה אֲבֹתָיו תִּשְׁלָחוּ כֹּל נָשִׂיא בָהֶם. </text:span></text:p>
      <text:p text:style-name="Standard"><text:a xlink:type="simple" xlink:href="http://he.wikisource.org/wiki/קטגוריה:במדבר_יג_ג"><text:span text:style-name="T3"/></text:a></text:p>
      <text:p text:style-name="Standard"><text:bookmark text:name=".D7.99.D7.92_.D7.92"/><text:a xlink:type="simple" xlink:href="http://he.wikisource.org/wiki/קטגוריה:במדבר_יג_ג"><text:span text:style-name="T3">ג</text:span></text:a><text:span text:style-name="T3"> וַיִּשְׁלַח אֹתָם מֹשֶׁה מִמִּדְבַּר פָּארָן עַל פִּי ה', כֻּלָּם אֲנָשִׁים רָאשֵׁי בְנֵי יִשְׂרָאֵל הֵמָּה. </text:span></text:p>
      <text:p text:style-name="Standard"><text:a xlink:type="simple" xlink:href="http://he.wikisource.org/wiki/קטגוריה:במדבר_יג_ד"><text:span text:style-name="T3"/></text:a></text:p>
      <text:p text:style-name="Standard"><text:bookmark text:name=".D7.99.D7.92_.D7.93"/><text:a xlink:type="simple" xlink:href="http://he.wikisource.org/wiki/קטגוריה:במדבר_יג_ד"><text:span text:style-name="T3">ד</text:span></text:a><text:span text:style-name="T3"> וְאֵלֶּה שְׁמוֹתָם: לְמַטֵּה רְאוּבֵן שַׁמּוּעַ בֶּן זַכּוּר. </text:span></text:p>
      <text:p text:style-name="Standard"><text:bookmark text:name=".D7.99.D7.92_.D7.94"/><text:a xlink:type="simple" xlink:href="http://he.wikisource.org/wiki/קטגוריה:במדבר_יג_ה"><text:span text:style-name="T3">ה</text:span></text:a><text:span text:style-name="T3"> לְמַטֵּה שִׁמְעוֹן שָׁפָט בֶּן חוֹרִי. </text:span></text:p>
      <text:p text:style-name="Standard"><text:bookmark text:name=".D7.99.D7.92_.D7.95"/><text:a xlink:type="simple" xlink:href="http://he.wikisource.org/wiki/קטגוריה:במדבר_יג_ו"><text:span text:style-name="T3">ו</text:span></text:a><text:span text:style-name="T3"> לְמַטֵּה יְהוּדָה כָּלֵב בֶּן יְפֻנֶּה.</text:span></text:p>
      <text:p text:style-name="Standard"><text:bookmark text:name=".D7.99.D7.92_.D7.96"/><text:a xlink:type="simple" xlink:href="http://he.wikisource.org/wiki/קטגוריה:במדבר_יג_ז"><text:span text:style-name="T3">ז</text:span></text:a><text:span text:style-name="T3"> לְמַטֵּה יִשָּׂשכָר יִגְאָל בֶּן יוֹסֵף. </text:span></text:p>
      <text:p text:style-name="Standard"><text:bookmark text:name=".D7.99.D7.92_.D7.97"/><text:a xlink:type="simple" xlink:href="http://he.wikisource.org/wiki/קטגוריה:במדבר_יג_ח"><text:span text:style-name="T3">ח</text:span></text:a><text:span text:style-name="T3"> לְמַטֵּה אֶפְרָיִם הוֹשֵׁעַ בִּן נוּן. </text:span></text:p>
      <text:p text:style-name="Standard"><text:bookmark text:name=".D7.99.D7.92_.D7.98"/><text:a xlink:type="simple" xlink:href="http://he.wikisource.org/wiki/קטגוריה:במדבר_יג_ט"><text:span text:style-name="T3">ט</text:span></text:a><text:span text:style-name="T3"> לְמַטֵּה בִנְיָמִן פַּלְטִי בֶּן רָפוּא.</text:span></text:p>
      <text:p text:style-name="Standard"><text:bookmark text:name=".D7.99.D7.92_.D7.99"/><text:a xlink:type="simple" xlink:href="http://he.wikisource.org/wiki/קטגוריה:במדבר_יג_י"><text:span text:style-name="T3">י</text:span></text:a><text:span text:style-name="T3"> לְמַטֵּה זְבוּלֻן גַּדִּיאֵל בֶּן סוֹדִי.</text:span></text:p>
      <text:p text:style-name="Standard"><text:bookmark text:name=".D7.99.D7.92_.D7.99.D7.90"/><text:a xlink:type="simple" xlink:href="http://he.wikisource.org/wiki/קטגוריה:במדבר_יג_יא"><text:span text:style-name="T3">יא</text:span></text:a><text:span text:style-name="T3"> לְמַטֵּה יוֹסֵף לְמַטֵּה מְנַשֶּׁה גַּדִּי בֶּן סוּסִי.</text:span></text:p>
      <text:p text:style-name="Standard"><text:bookmark text:name=".D7.99.D7.92_.D7.99.D7.91"/><text:a xlink:type="simple" xlink:href="http://he.wikisource.org/wiki/קטגוריה:במדבר_יג_יב"><text:span text:style-name="T3">יב</text:span></text:a><text:span text:style-name="T3"> לְמַטֵּה דָן עַמִּיאֵל בֶּן גְּמַלִּי. </text:span></text:p>
      <text:p text:style-name="Standard"><text:bookmark text:name=".D7.99.D7.92_.D7.99.D7.92"/><text:a xlink:type="simple" xlink:href="http://he.wikisource.org/wiki/קטגוריה:במדבר_יג_יג"><text:span text:style-name="T3">יג</text:span></text:a><text:span text:style-name="T3"> לְמַטֵּה אָשֵׁר סְתוּר בֶּן מִיכָאֵל. </text:span></text:p>
      <text:p text:style-name="Standard"><text:bookmark text:name=".D7.99.D7.92_.D7.99.D7.93"/><text:a xlink:type="simple" xlink:href="http://he.wikisource.org/wiki/קטגוריה:במדבר_יג_יד"><text:span text:style-name="T3">יד</text:span></text:a><text:span text:style-name="T3"> לְמַטֵּה נַפְתָּלִי נַחְבִּי בֶּן וָפְסִי. </text:span></text:p>
      <text:p text:style-name="Standard"><text:bookmark text:name=".D7.99.D7.92_.D7.98.D7.95"/><text:a xlink:type="simple" xlink:href="http://he.wikisource.org/wiki/קטגוריה:במדבר_יג_טו"><text:span text:style-name="T3">טו</text:span></text:a><text:span text:style-name="T3"> לְמַטֵּה גָד גְּאוּאֵל בֶּן מָכִי. </text:span></text:p>
      <text:p text:style-name="Standard"><text:bookmark text:name=".D7.99.D7.92_.D7.98.D7.96"/><text:a xlink:type="simple" xlink:href="http://he.wikisource.org/wiki/קטגוריה:במדבר_יג_טז"><text:span text:style-name="T3">טז</text:span></text:a><text:span text:style-name="T3"> אֵלֶּה שְׁמוֹת הָאֲנָשִׁים אֲשֶׁר שָׁלַח מֹשֶׁה לָתוּר אֶת הָאָרֶץ. וַיִּקְרָא מֹשֶׁה לְהוֹשֵׁעַ בִּן נוּן יְהוֹשֻׁעַ. </text:span></text:p>
      <text:p text:style-name="Standard"><text:a xlink:type="simple" xlink:href="http://he.wikisource.org/wiki/קטגוריה:במדבר_יג_יז"><text:span text:style-name="T3"/></text:a></text:p>
      <text:p text:style-name="Standard"><text:bookmark text:name=".D7.99.D7.92_.D7.99.D7.96"/><text:a xlink:type="simple" xlink:href="http://he.wikisource.org/wiki/קטגוריה:במדבר_יג_יז"><text:span text:style-name="T3">יז</text:span></text:a><text:span text:style-name="T3"> וַיִּשְׁלַח אֹתָם מֹשֶׁה לָתוּר אֶת אֶרֶץ כְּנָעַן וַיֹּאמֶר אֲלֵהֶם עֲלוּ זֶה בַּנֶּגֶב וַעֲלִיתֶם אֶת הָהָר.</text:span></text:p>
      <text:p text:style-name="Standard"><text:bookmark text:name=".D7.99.D7.92_.D7.99.D7.97"/><text:a xlink:type="simple" xlink:href="http://he.wikisource.org/wiki/קטגוריה:במדבר_יג_יח"><text:span text:style-name="T3">יח</text:span></text:a><text:span text:style-name="T3"> וּרְאִיתֶם אֶת הָאָרֶץ מַה הִוא? וְאֶת הָעָם הַיֹּשֵׁב עָלֶיהָ - הֶחָזָק הוּא הֲרָפֶה? הַמְעַט הוּא אִם רָב? </text:span></text:p>
      <text:p text:style-name="Standard"><text:bookmark text:name=".D7.99.D7.92_.D7.99.D7.98"/><text:a xlink:type="simple" xlink:href="http://he.wikisource.org/wiki/קטגוריה:במדבר_יג_יט"><text:span text:style-name="T3">יט</text:span></text:a><text:span text:style-name="T3"> וּמָה הָאָרֶץ אֲשֶׁר הוּא יֹשֵׁב בָּהּ - הֲטוֹבָה הִוא אִם רָעָה? וּמָה הֶעָרִים אֲשֶׁר הוּא יוֹשֵׁב בָּהֵנָּה - הַבְּמַחֲנִים אִם בְּמִבְצָרִים? </text:span></text:p>
      <text:p text:style-name="Standard"><text:bookmark text:name=".D7.99.D7.92_.D7.9B"/><text:a xlink:type="simple" xlink:href="http://he.wikisource.org/wiki/קטגוריה:במדבר_יג_כ"><text:span text:style-name="T3">כ</text:span></text:a><text:span text:style-name="T3"> וּמָה הָאָרֶץ - הַשְּׁמֵנָה הִוא אִם רָזָה? הֲיֵשׁ בָּהּ עֵץ אִם אַיִן? וְהִתְחַזַּקְתֶּם וּלְקַחְתֶּם מִפְּרִי הָאָרֶץ. וְהַיָּמִים יְמֵי בִּכּוּרֵי עֲנָבִים. </text:span></text:p>
      <text:p text:style-name="Standard"><text:a xlink:type="simple" xlink:href="http://he.wikisource.org/wiki/קטגוריה:במדבר_יג_כא"><text:span text:style-name="T3"/></text:a></text:p>
      <text:p text:style-name="Standard"><text:bookmark text:name=".D7.99.D7.92_.D7.9B.D7.90"/><text:a xlink:type="simple" xlink:href="http://he.wikisource.org/wiki/קטגוריה:במדבר_יג_כא"><text:span text:style-name="T3">כא</text:span></text:a><text:span text:style-name="T3"> וַיַּעֲלוּ וַיָּתֻרוּ אֶת הָאָרֶץ, מִמִּדְבַּר צִן עַד רְחֹב לְבֹא חֲמָת.</text:span></text:p>
      <text:p text:style-name="Standard"><text:bookmark text:name=".D7.99.D7.92_.D7.9B.D7.91"/><text:a xlink:type="simple" xlink:href="http://he.wikisource.org/wiki/קטגוריה:במדבר_יג_כב"><text:span text:style-name="T3">כב</text:span></text:a><text:span text:style-name="T3"> וַיַּעֲלוּ בַנֶּגֶב וַיָּבֹא עַד חֶבְרוֹן, וְשָׁם אֲחִימַן שֵׁשַׁי וְתַלְמַי יְלִידֵי הָעֲנָק, וְחֶבְרוֹן שֶׁבַע שָׁנִים נִבְנְתָה לִפְנֵי צֹעַן מִצְרָיִם.</text:span></text:p>
      <text:p text:style-name="Standard"><text:bookmark text:name=".D7.99.D7.92_.D7.9B.D7.92"/><text:a xlink:type="simple" xlink:href="http://he.wikisource.org/wiki/קטגוריה:במדבר_יג_כג"><text:span text:style-name="T3">כג</text:span></text:a><text:span text:style-name="T3"> וַיָּבֹאוּ עַד נַחַל אֶשְׁכֹּל, וַיִּכְרְתוּ מִשָּׁם זְמוֹרָה וְאֶשְׁכּוֹל עֲנָבִים אֶחָד, וַיִּשָּׂאֻהוּ בַמּוֹט בִּשְׁנָיִם וּמִן הָרִמֹּנִים וּמִן הַתְּאֵנִים. </text:span></text:p>
      <text:p text:style-name="Standard"><text:bookmark text:name=".D7.99.D7.92_.D7.9B.D7.93"/><text:a xlink:type="simple" xlink:href="http://he.wikisource.org/wiki/קטגוריה:במדבר_יג_כד"><text:span text:style-name="T3">כד</text:span></text:a><text:span text:style-name="T3"> לַמָּקוֹם הַהוּא קָרָא נַחַל אֶשְׁכּוֹל, עַל אֹדוֹת הָאֶשְׁכּוֹל אֲשֶׁר כָּרְתוּ מִשָּׁם בְּנֵי יִשְׂרָאֵל. </text:span></text:p>
      <text:p text:style-name="Standard"><text:bookmark text:name=".D7.99.D7.92_.D7.9B.D7.94"/><text:a xlink:type="simple" xlink:href="http://he.wikisource.org/wiki/קטגוריה:במדבר_יג_כה"><text:span text:style-name="T3">כה</text:span></text:a><text:span text:style-name="T3"> וַיָּשֻׁבוּ מִתּוּר הָאָרֶץ מִקֵּץ אַרְבָּעִים יוֹם. </text:span></text:p>
      <text:p text:style-name="Standard"><text:bookmark text:name=".D7.99.D7.92_.D7.9B.D7.95"/><text:a xlink:type="simple" xlink:href="http://he.wikisource.org/wiki/קטגוריה:במדבר_יג_כו"><text:span text:style-name="T3">כו</text:span></text:a><text:span text:style-name="T3"> וַיֵּלְכוּ וַיָּבֹאוּ אֶל מֹשֶׁה וְאֶל אַהֲרֹן וְאֶל כָּל עֲדַת בְּנֵי יִשְׂרָאֵל אֶל מִדְבַּר פָּארָן קָדֵשָׁה, וַיָּשִׁיבוּ אוֹתָם דָּבָר וְאֶת כָּל הָעֵדָה, וַיַּרְאוּם אֶת פְּרִי הָאָרֶץ. </text:span></text:p>
      <text:p text:style-name="P1"/>
      <text:p text:style-name="Standard"><text:bookmark text:name=".D7.99.D7.92_.D7.9B.D7.96"/><text:a xlink:type="simple" xlink:href="http://he.wikisource.org/wiki/קטגוריה:במדבר_יג_כז"><text:span text:style-name="T3">כז</text:span></text:a><text:span text:style-name="T3"> וַיְסַפְּרוּ לוֹ וַיֹּאמְרוּ בָּאנוּ אֶל הָאָרֶץ אֲשֶׁר שְׁלַחְתָּנוּ, וְגַם זָבַת חָלָב וּדְבַשׁ הִוא, וְזֶה פִּרְיָהּ. </text:span></text:p>
      <text:p text:style-name="Standard"><text:bookmark text:name=".D7.99.D7.92_.D7.9B.D7.97"/><text:a xlink:type="simple" xlink:href="http://he.wikisource.org/wiki/קטגוריה:במדבר_יג_כח"><text:span text:style-name="T3">כח</text:span></text:a><text:span text:style-name="T3"> אֶפֶס כִּי עַז הָעָם הַיֹּשֵׁב בָּאָרֶץ, וְהֶעָרִים בְּצֻרוֹת גְּדֹלֹת מְאֹד, וְגַם יְלִדֵי הָעֲנָק רָאִינוּ שָׁם. </text:span></text:p>
      <text:p text:style-name="Standard"><text:bookmark text:name=".D7.99.D7.92_.D7.9B.D7.98"/><text:a xlink:type="simple" xlink:href="http://he.wikisource.org/wiki/קטגוריה:במדבר_יג_כט"><text:span text:style-name="T3">כט</text:span></text:a><text:span text:style-name="T3"> עֲמָלֵק יוֹשֵׁב בְּאֶרֶץ הַנֶּגֶב, וְהַחִתִּי וְהַיְבוּסִי וְהָאֱמֹרִי יוֹשֵׁב בָּהָר, וְהַכְּנַעֲנִי יֹשֵׁב עַל הַיָּם וְעַל יַד הַיַּרְדֵּן. </text:span></text:p>
      <text:p text:style-name="Standard"><text:bookmark text:name=".D7.99.D7.92_.D7.9C"/><text:a xlink:type="simple" xlink:href="http://he.wikisource.org/wiki/קטגוריה:במדבר_יג_ל"><text:span text:style-name="T3">ל</text:span></text:a><text:span text:style-name="T3"> וַיַּהַס כָּלֵב אֶת הָעָם אֶל מֹשֶׁה וַיֹּאמֶר עָלֹה נַעֲלֶה וְיָרַשְׁנוּ אֹתָהּ כִּי יָכוֹל נוּכַל לָהּ.</text:span></text:p>
      <text:p text:style-name="Standard"><text:bookmark text:name=".D7.99.D7.92_.D7.9C.D7.90"/><text:a xlink:type="simple" xlink:href="http://he.wikisource.org/wiki/קטגוריה:במדבר_יג_לא"><text:span text:style-name="T3">לא</text:span></text:a><text:span text:style-name="T3"> וְהָאֲנָשִׁים אֲשֶׁר עָלוּ עִמּוֹ אָמְרוּ לֹא נוּכַל לַעֲלוֹת אֶל הָעָם כִּי חָזָק הוּא מִמֶּנּוּ. </text:span></text:p>
      <text:p text:style-name="Standard"><text:bookmark text:name=".D7.99.D7.92_.D7.9C.D7.91"/><text:a xlink:type="simple" xlink:href="http://he.wikisource.org/wiki/קטגוריה:במדבר_יג_לב"><text:span text:style-name="T3">לב</text:span></text:a><text:span text:style-name="T3"> וַיּוֹצִיאוּ דִּבַּת הָאָרֶץ אֲשֶׁר תָּרוּ אֹתָהּ אֶל בְּנֵי יִשְׂרָאֵל לֵאמֹר הָאָרֶץ אֲשֶׁר עָבַרְנוּ בָהּ לָתוּר אֹתָהּ אֶרֶץ אֹכֶלֶת יוֹשְׁבֶיהָ הִוא וְכָל הָעָם אֲשֶׁר רָאִינוּ בְתוֹכָהּ אַנְשֵׁי מִדּוֹת. </text:span></text:p>
      <text:p text:style-name="Standard"><text:bookmark text:name=".D7.99.D7.92_.D7.9C.D7.92"/><text:a xlink:type="simple" xlink:href="http://he.wikisource.org/wiki/קטגוריה:במדבר_יג_לג"><text:span text:style-name="T3">לג</text:span></text:a><text:span text:style-name="T3"> וְשָׁם רָאִינוּ אֶת הַנְּפִילִים בְּנֵי עֲנָק מִן הַנְּפִלִים וַנְּהִי בְעֵינֵינוּ כַּחֲגָבִים וְכֵן הָיִינוּ בְּעֵינֵיהֶם.</text:span></text:p>
      <text:p text:style-name="P1"/>
      <text:p text:style-name="P2">במדבר יד</text:p>
      <text:p text:style-name="Standard"><text:span text:style-name="T3"><text:line-break/></text:span><text:bookmark text:name=".D7.99.D7.93_.D7.90"/><text:a xlink:type="simple" xlink:href="http://he.wikisource.org/wiki/קטגוריה:במדבר_יד_א"><text:span text:style-name="T3">א</text:span></text:a><text:span text:style-name="T3"> וַתִּשָּׂא כָּל הָעֵדָה וַיִּתְּנוּ אֶת קוֹלָם וַיִּבְכּוּ הָעָם בַּלַּיְלָה הַהוּא. </text:span></text:p>
      <text:p text:style-name="Standard"><text:bookmark text:name=".D7.99.D7.93_.D7.91"/><text:a xlink:type="simple" xlink:href="http://he.wikisource.org/wiki/קטגוריה:במדבר_יד_ב"><text:span text:style-name="T3">ב</text:span></text:a><text:span text:style-name="T3"> וַיִּלֹּנוּ עַל מֹשֶׁה וְעַל אַהֲרֹן כֹּל בְּנֵי יִשְׂרָאֵל וַיֹּאמְרוּ אֲלֵהֶם כָּל הָעֵדָה לוּ מַתְנוּ בְּאֶרֶץ מִצְרַיִם אוֹ בַּמִּדְבָּר הַזֶּה לוּ מָתְנוּ! </text:span></text:p>
      <text:p text:style-name="Standard"><text:bookmark text:name=".D7.99.D7.93_.D7.92"/><text:a xlink:type="simple" xlink:href="http://he.wikisource.org/wiki/קטגוריה:במדבר_יד_ג"><text:span text:style-name="T3">ג</text:span></text:a><text:span text:style-name="T3"> וְלָמָה ה' מֵבִיא אֹתָנוּ אֶל הָאָרֶץ הַזֹּאת לִנְפֹּל בַּחֶרֶב נָשֵׁינוּ וְטַפֵּנוּ יִהְיוּ לָבַז? הֲלוֹא טוֹב לָנוּ שׁוּב מִצְרָיְמָה!</text:span></text:p>
      <text:p text:style-name="Standard"><text:bookmark text:name=".D7.99.D7.93_.D7.93"/><text:soft-page-break/><text:a xlink:type="simple" xlink:href="http://he.wikisource.org/wiki/קטגוריה:במדבר_יד_ד"><text:span text:style-name="T3">ד</text:span></text:a><text:span text:style-name="T3"> וַיֹּאמְרוּ אִישׁ אֶל אָחִיו נִתְּנָה רֹאשׁ וְנָשׁוּבָה מִצְרָיְמָה.</text:span></text:p>
      <text:p text:style-name="Standard"><text:a xlink:type="simple" xlink:href="http://he.wikisource.org/wiki/קטגוריה:במדבר_יד_ה"><text:span text:style-name="T3"/></text:a></text:p>
      <text:p text:style-name="Standard"><text:bookmark text:name=".D7.99.D7.93_.D7.94"/><text:a xlink:type="simple" xlink:href="http://he.wikisource.org/wiki/קטגוריה:במדבר_יד_ה"><text:span text:style-name="T3">ה</text:span></text:a><text:span text:style-name="T3"> וַיִּפֹּל מֹשֶׁה וְאַהֲרֹן עַל פְּנֵיהֶם לִפְנֵי כָּל קְהַל עֲדַת בְּנֵי יִשְׂרָאֵל. </text:span></text:p>
      <text:p text:style-name="Standard"><text:bookmark text:name=".D7.99.D7.93_.D7.95"/><text:a xlink:type="simple" xlink:href="http://he.wikisource.org/wiki/קטגוריה:במדבר_יד_ו"><text:span text:style-name="T3">ו</text:span></text:a><text:span text:style-name="T3"> וִיהוֹשֻׁעַ בִּן נוּן וְכָלֵב בֶּן יְפֻנֶּה מִן הַתָּרִים אֶת הָאָרֶץ קָרְעוּ בִּגְדֵיהֶם. </text:span></text:p>
      <text:p text:style-name="Standard"><text:bookmark text:name=".D7.99.D7.93_.D7.96"/><text:a xlink:type="simple" xlink:href="http://he.wikisource.org/wiki/קטגוריה:במדבר_יד_ז"><text:span text:style-name="T3">ז</text:span></text:a><text:span text:style-name="T3"> וַיֹּאמְרוּ אֶל כָּל עֲדַת בְּנֵי יִשְׂרָאֵל לֵאמֹר הָאָרֶץ אֲשֶׁר עָבַרְנוּ בָהּ לָתוּר אֹתָהּ טוֹבָה הָאָרֶץ מְאֹד מְאֹד. </text:span></text:p>
      <text:p text:style-name="Standard"><text:bookmark text:name=".D7.99.D7.93_.D7.97"/><text:a xlink:type="simple" xlink:href="http://he.wikisource.org/wiki/קטגוריה:במדבר_יד_ח"><text:span text:style-name="T3">ח</text:span></text:a><text:span text:style-name="T3"> אִם חָפֵץ בָּנוּ ה' וְהֵבִיא אֹתָנוּ אֶל הָאָרֶץ הַזֹּאת וּנְתָנָהּ לָנוּ אֶרֶץ אֲשֶׁר הִוא זָבַת חָלָב וּדְבָשׁ. </text:span></text:p>
      <text:p text:style-name="Standard"><text:bookmark text:name=".D7.99.D7.93_.D7.98"/><text:a xlink:type="simple" xlink:href="http://he.wikisource.org/wiki/קטגוריה:במדבר_יד_ט"><text:span text:style-name="T3">ט</text:span></text:a><text:span text:style-name="T3"> אַךְ בה' אַל תִּמְרֹדוּ, וְאַתֶּם אַל תִּירְאוּ אֶת עַם הָאָרֶץ כִּי לַחְמֵנוּ הֵם סָר צִלָּם מֵעֲלֵיהֶם, וה' אִתָּנוּ אַל תִּירָאֻם.</text:span></text:p>
      <text:p text:style-name="P1"/>
      <text:p text:style-name="Standard"><text:bookmark text:name=".D7.99.D7.93_.D7.99"/><text:a xlink:type="simple" xlink:href="http://he.wikisource.org/wiki/קטגוריה:במדבר_יד_י"><text:span text:style-name="T3">י</text:span></text:a><text:span text:style-name="T3"> וַיֹּאמְרוּ כָּל הָעֵדָה לִרְגּוֹם אֹתָם בָּאֲבָנִים וּכְבוֹד ה' נִרְאָה בְּאֹהֶל מוֹעֵד אֶל כָּל בְּנֵי יִשְׂרָאֵל.<text:line-break/></text:span><text:bookmark text:name=".D7.99.D7.93_.D7.99.D7.90"/><text:a xlink:type="simple" xlink:href="http://he.wikisource.org/wiki/קטגוריה:במדבר_יד_יא"><text:span text:style-name="T3">יא</text:span></text:a><text:span text:style-name="T3"> וַיֹּאמֶר ה' אֶל מֹשֶׁה עַד אָנָה יְנַאֲצֻנִי הָעָם הַזֶּה וְעַד אָנָה לֹא יַאֲמִינוּ בִי בְּכֹל הָאֹתוֹת אֲשֶׁר עָשִׂיתִי בְּקִרְבּוֹ. </text:span></text:p>
      <text:p text:style-name="Standard"><text:bookmark text:name=".D7.99.D7.93_.D7.99.D7.91"/><text:a xlink:type="simple" xlink:href="http://he.wikisource.org/wiki/קטגוריה:במדבר_יד_יב"><text:span text:style-name="T3">יב</text:span></text:a><text:span text:style-name="T3"> אַכֶּנּוּ בַדֶּבֶר וְאוֹרִשֶׁנּוּ וְאֶעֱשֶׂה אֹתְךָ לְגוֹי גָּדוֹל וְעָצוּם מִמֶּנּוּ. </text:span></text:p>
      <text:p text:style-name="P1"/>
      <text:p text:style-name="Standard"><text:bookmark text:name=".D7.99.D7.93_.D7.99.D7.92"/><text:a xlink:type="simple" xlink:href="http://he.wikisource.org/wiki/קטגוריה:במדבר_יד_יג"><text:span text:style-name="T3">יג</text:span></text:a><text:span text:style-name="T3"> וַיֹּאמֶר מֹשֶׁה אֶל ה' וְשָׁמְעוּ מִצְרַיִם כִּי הֶעֱלִיתָ בְכֹחֲךָ אֶת הָעָם הַזֶּה מִקִּרְבּוֹ. </text:span></text:p>
      <text:p text:style-name="Standard"><text:bookmark text:name=".D7.99.D7.93_.D7.99.D7.93"/><text:a xlink:type="simple" xlink:href="http://he.wikisource.org/wiki/קטגוריה:במדבר_יד_יד"><text:span text:style-name="T3">יד</text:span></text:a><text:span text:style-name="T3"> וְאָמְרוּ אֶל יוֹשֵׁב הָאָרֶץ הַזֹּאת שָׁמְעוּ כִּי אַתָּה ה' בְּקֶרֶב הָעָם הַזֶּה אֲשֶׁר עַיִן בְּעַיִן נִרְאָה אַתָּה ה' וַעֲנָנְךָ עֹמֵד עֲלֵהֶם וּבְעַמֻּד עָנָן אַתָּה הֹלֵךְ לִפְנֵיהֶם יוֹמָם וּבְעַמּוּד אֵשׁ לָיְלָה. </text:span></text:p>
      <text:p text:style-name="Standard"><text:bookmark text:name=".D7.99.D7.93_.D7.98.D7.95"/><text:a xlink:type="simple" xlink:href="http://he.wikisource.org/wiki/קטגוריה:במדבר_יד_טו"><text:span text:style-name="T3">טו</text:span></text:a><text:span text:style-name="T3"> וְהֵמַתָּה אֶת הָעָם הַזֶּה כְּאִישׁ אֶחָד וְאָמְרוּ הַגּוֹיִם אֲשֶׁר שָׁמְעוּ אֶת שִׁמְעֲךָ לֵאמֹר. </text:span></text:p>
      <text:p text:style-name="Standard"><text:bookmark text:name=".D7.99.D7.93_.D7.98.D7.96"/><text:a xlink:type="simple" xlink:href="http://he.wikisource.org/wiki/קטגוריה:במדבר_יד_טז"><text:span text:style-name="T3">טז</text:span></text:a><text:span text:style-name="T3"> מִבִּלְתִּי יְכֹלֶת ה' לְהָבִיא אֶת הָעָם הַזֶּה אֶל הָאָרֶץ אֲשֶׁר נִשְׁבַּע לָהֶם וַיִּשְׁחָטֵם בַּמִּדְבָּר. </text:span></text:p>
      <text:p text:style-name="Standard"><text:bookmark text:name=".D7.99.D7.93_.D7.99.D7.96"/><text:a xlink:type="simple" xlink:href="http://he.wikisource.org/wiki/קטגוריה:במדבר_יד_יז"><text:span text:style-name="T3">יז</text:span></text:a><text:span text:style-name="T3"> וְעַתָּה יִגְדַּל נָא כֹּחַ אֲדֹנָי כַּאֲשֶׁר דִּבַּרְתָּ לֵאמֹר. </text:span></text:p>
      <text:p text:style-name="Standard"><text:bookmark text:name=".D7.99.D7.93_.D7.99.D7.97"/><text:a xlink:type="simple" xlink:href="http://he.wikisource.org/wiki/קטגוריה:במדבר_יד_יח"><text:span text:style-name="T3">יח</text:span></text:a><text:span text:style-name="T3"> ה' אֶרֶךְ אַפַּיִם וְרַב חֶסֶד נֹשֵׂא עָו‍ֹן וָפָשַׁע וְנַקֵּה לֹא יְנַקֶּה פֹּקֵד עֲו‍ֹן אָבוֹת עַל בָּנִים עַל שִׁלֵּשִׁים וְעַל רִבֵּעִים. </text:span></text:p>
      <text:p text:style-name="Standard"><text:bookmark text:name=".D7.99.D7.93_.D7.99.D7.98"/><text:a xlink:type="simple" xlink:href="http://he.wikisource.org/wiki/קטגוריה:במדבר_יד_יט"><text:span text:style-name="T3">יט</text:span></text:a><text:span text:style-name="T3"> סְלַח נָא לַעֲו‍ֹן הָעָם הַזֶּה כְּגֹדֶל חַסְדֶּךָ וְכַאֲשֶׁר נָשָׂאתָה לָעָם הַזֶּה מִמִּצְרַיִם וְעַד הֵנָּה. </text:span></text:p>
      <text:p text:style-name="Standard"><text:a xlink:type="simple" xlink:href="http://he.wikisource.org/wiki/קטגוריה:במדבר_יד_כ"><text:span text:style-name="T3"/></text:a></text:p>
      <text:p text:style-name="Standard"><text:bookmark text:name=".D7.99.D7.93_.D7.9B"/><text:a xlink:type="simple" xlink:href="http://he.wikisource.org/wiki/קטגוריה:במדבר_יד_כ"><text:span text:style-name="T3">כ</text:span></text:a><text:span text:style-name="T3"> וַיֹּאמֶר ה' סָלַחְתִּי כִּדְבָרֶךָ. </text:span></text:p>
      <text:p text:style-name="Standard"><text:bookmark text:name=".D7.99.D7.93_.D7.9B.D7.90"/><text:a xlink:type="simple" xlink:href="http://he.wikisource.org/wiki/קטגוריה:במדבר_יד_כא"><text:span text:style-name="T3">כא</text:span></text:a><text:span text:style-name="T3"> וְאוּלָם חַי אָנִי וְיִמָּלֵא כְבוֹד ה' אֶת כָּל הָאָרֶץ. </text:span></text:p>
      <text:p text:style-name="Standard"><text:bookmark text:name=".D7.99.D7.93_.D7.9B.D7.91"/><text:a xlink:type="simple" xlink:href="http://he.wikisource.org/wiki/קטגוריה:במדבר_יד_כב"><text:span text:style-name="T3">כב</text:span></text:a><text:span text:style-name="T3"> כִּי כָל הָאֲנָשִׁים הָרֹאִים אֶת כְּבֹדִי וְאֶת אֹתֹתַי אֲשֶׁר עָשִׂיתִי בְמִצְרַיִם וּבַמִּדְבָּר וַיְנַסּוּ אֹתִי זֶה עֶשֶׂר פְּעָמִים וְלֹא שָׁמְעוּ בְּקוֹלִי. </text:span></text:p>
      <text:p text:style-name="Standard"><text:bookmark text:name=".D7.99.D7.93_.D7.9B.D7.92"/><text:a xlink:type="simple" xlink:href="http://he.wikisource.org/wiki/קטגוריה:במדבר_יד_כג"><text:span text:style-name="T3">כג</text:span></text:a><text:span text:style-name="T3"> אִם יִרְאוּ אֶת הָאָרֶץ אֲשֶׁר נִשְׁבַּעְתִּי לַאֲבֹתָם וְכָל מְנַאֲצַי לֹא יִרְאוּהָ. </text:span></text:p>
      <text:p text:style-name="Standard"><text:bookmark text:name=".D7.99.D7.93_.D7.9B.D7.93"/><text:a xlink:type="simple" xlink:href="http://he.wikisource.org/wiki/קטגוריה:במדבר_יד_כד"><text:span text:style-name="T3">כד</text:span></text:a><text:span text:style-name="T3"> וְעַבְדִּי כָלֵב עֵקֶב הָיְתָה רוּחַ אַחֶרֶת עִמּוֹ וַיְמַלֵּא אַחֲרָי וַהֲבִיאֹתִיו אֶל הָאָרֶץ אֲשֶׁר בָּא שָׁמָּה וְזַרְעוֹ יוֹרִשֶׁנָּה. </text:span></text:p>
      <text:p text:style-name="Standard"><text:bookmark text:name=".D7.99.D7.93_.D7.9B.D7.94"/><text:a xlink:type="simple" xlink:href="http://he.wikisource.org/wiki/קטגוריה:במדבר_יד_כה"><text:span text:style-name="T3">כה</text:span></text:a><text:span text:style-name="T3"> וְהָעֲמָלֵקִי וְהַכְּנַעֲנִי יוֹשֵׁב בָּעֵמֶק מָחָר פְּנוּ וּסְעוּ לָכֶם הַמִּדְבָּר דֶּרֶךְ יַם סוּף.<text:line-break/><text:line-break/></text:span><text:bookmark text:name=".D7.99.D7.93_.D7.9B.D7.95"/><text:a xlink:type="simple" xlink:href="http://he.wikisource.org/wiki/קטגוריה:במדבר_יד_כו"><text:span text:style-name="T3">כו</text:span></text:a><text:span text:style-name="T3"> וַיְדַבֵּר ה' אֶל מֹשֶׁה וְאֶל אַהֲרֹן לֵאמֹר. </text:span><text:bookmark text:name=".D7.99.D7.93_.D7.9B.D7.96"/><text:a xlink:type="simple" xlink:href="http://he.wikisource.org/wiki/קטגוריה:במדבר_יד_כז"><text:span text:style-name="T3">כז</text:span></text:a><text:span text:style-name="T3"> עַד מָתַי לָעֵדָה הָרָעָה הַזֹּאת אֲשֶׁר הֵמָּה מַלִּינִים עָלָי? אֶת תְּלֻנּוֹת בְּנֵי יִשְׂרָאֵל אֲשֶׁר הֵמָּה מַלִּינִים עָלַי שָׁמָעְתִּי. </text:span></text:p>
      <text:p text:style-name="Standard"><text:bookmark text:name=".D7.99.D7.93_.D7.9B.D7.97"/><text:a xlink:type="simple" xlink:href="http://he.wikisource.org/wiki/קטגוריה:במדבר_יד_כח"><text:span text:style-name="T3">כח</text:span></text:a><text:span text:style-name="T3"> אֱמֹר אֲלֵהֶם חַי אָנִי נְאֻם ה' אִם לֹא כַּאֲשֶׁר דִּבַּרְתֶּם בְּאָזְנָי כֵּן אֶעֱשֶׂה לָכֶם. </text:span></text:p>
      <text:p text:style-name="Standard"><text:bookmark text:name=".D7.99.D7.93_.D7.9B.D7.98"/><text:a xlink:type="simple" xlink:href="http://he.wikisource.org/wiki/קטגוריה:במדבר_יד_כט"><text:span text:style-name="T3">כט</text:span></text:a><text:span text:style-name="T3"> בַּמִּדְבָּר הַזֶּה יִפְּלוּ פִגְרֵיכֶם וְכָל פְּקֻדֵיכֶם לְכָל מִסְפַּרְכֶם מִבֶּן עֶשְׂרִים שָׁנָה וָמָעְלָה אֲשֶׁר הֲלִינֹתֶם עָלָי. </text:span></text:p>
      <text:p text:style-name="Standard"><text:bookmark text:name=".D7.99.D7.93_.D7.9C"/><text:a xlink:type="simple" xlink:href="http://he.wikisource.org/wiki/קטגוריה:במדבר_יד_ל"><text:span text:style-name="T3">ל</text:span></text:a><text:span text:style-name="T3"> אִם אַתֶּם תָּבֹאוּ אֶל הָאָרֶץ אֲשֶׁר נָשָׂאתִי אֶת יָדִי לְשַׁכֵּן אֶתְכֶם בָּהּ כִּי אִם כָּלֵב בֶּן יְפֻנֶּה וִיהוֹשֻׁעַ בִּן נוּן. </text:span></text:p>
      <text:p text:style-name="Standard"><text:bookmark text:name=".D7.99.D7.93_.D7.9C.D7.90"/><text:a xlink:type="simple" xlink:href="http://he.wikisource.org/wiki/קטגוריה:במדבר_יד_לא"><text:span text:style-name="T3">לא</text:span></text:a><text:span text:style-name="T3"> וְטַפְּכֶם אֲשֶׁר אֲמַרְתֶּם לָבַז יִהְיֶה וְהֵבֵיאתִי אֹתָם וְיָדְעוּ אֶת הָאָרֶץ אֲשֶׁר מְאַסְתֶּם בָּהּ. </text:span></text:p>
      <text:p text:style-name="Standard"><text:bookmark text:name=".D7.99.D7.93_.D7.9C.D7.91"/><text:a xlink:type="simple" xlink:href="http://he.wikisource.org/wiki/קטגוריה:במדבר_יד_לב"><text:span text:style-name="T3">לב</text:span></text:a><text:span text:style-name="T3"> וּפִגְרֵיכֶם אַתֶּם יִפְּלוּ בַּמִּדְבָּר הַזֶּה. </text:span></text:p>
      <text:p text:style-name="Standard"><text:bookmark text:name=".D7.99.D7.93_.D7.9C.D7.92"/><text:a xlink:type="simple" xlink:href="http://he.wikisource.org/wiki/קטגוריה:במדבר_יד_לג"><text:span text:style-name="T3">לג</text:span></text:a><text:span text:style-name="T3"> וּבְנֵיכֶם יִהְיוּ רֹעִים בַּמִּדְבָּר אַרְבָּעִים שָׁנָה וְנָשְׂאוּ אֶת זְנוּתֵיכֶם עַד תֹּם פִּגְרֵיכֶם בַּמִּדְבָּר. </text:span></text:p>
      <text:p text:style-name="Standard"><text:bookmark text:name=".D7.99.D7.93_.D7.9C.D7.93"/><text:a xlink:type="simple" xlink:href="http://he.wikisource.org/wiki/קטגוריה:במדבר_יד_לד"><text:span text:style-name="T3">לד</text:span></text:a><text:span text:style-name="T3"> בְּמִסְפַּר הַיָּמִים אֲשֶׁר תַּרְתֶּם אֶת הָאָרֶץ אַרְבָּעִים יוֹם יוֹם לַשָּׁנָה יוֹם לַשָּׁנָה תִּשְׂאוּ אֶת עֲו‍ֹנֹתֵיכֶם אַרְבָּעִים שָׁנָה וִידַעְתֶּם אֶת תְּנוּאָתִי. </text:span></text:p>
      <text:p text:style-name="Standard"><text:bookmark text:name=".D7.99.D7.93_.D7.9C.D7.94"/><text:a xlink:type="simple" xlink:href="http://he.wikisource.org/wiki/קטגוריה:במדבר_יד_לה"><text:span text:style-name="T3">לה</text:span></text:a><text:span text:style-name="T3"> אֲנִי ה' דִּבַּרְתִּי אִם לֹא זֹאת אֶעֱשֶׂה לְכָל הָעֵדָה הָרָעָה הַזֹּאת הַנּוֹעָדִים עָלָי בַּמִּדְבָּר הַזֶּה יִתַּמּוּ וְשָׁם יָמֻתוּ. </text:span></text:p>
      <text:p text:style-name="Standard"><text:a xlink:type="simple" xlink:href="http://he.wikisource.org/wiki/קטגוריה:במדבר_יד_לו"><text:span text:style-name="T3"/></text:a></text:p>
      <text:p text:style-name="Standard"><text:bookmark text:name=".D7.99.D7.93_.D7.9C.D7.95"/><text:a xlink:type="simple" xlink:href="http://he.wikisource.org/wiki/קטגוריה:במדבר_יד_לו"><text:span text:style-name="T3">לו</text:span></text:a><text:span text:style-name="T3"> וְהָאֲנָשִׁים אֲשֶׁר שָׁלַח מֹשֶׁה לָתוּר אֶת הָאָרֶץ וַיָּשֻׁבוּ וילונו [וַיַּלִּינוּ] עָלָיו אֶת כָּל הָעֵדָה לְהוֹצִיא דִבָּה עַל הָאָרֶץ. </text:span></text:p>
      <text:p text:style-name="Standard"><text:bookmark text:name=".D7.99.D7.93_.D7.9C.D7.96"/><text:a xlink:type="simple" xlink:href="http://he.wikisource.org/wiki/קטגוריה:במדבר_יד_לז"><text:span text:style-name="T3">לז</text:span></text:a><text:span text:style-name="T3"> וַיָּמֻתוּ הָאֲנָשִׁים מוֹצִאֵי דִבַּת הָאָרֶץ רָעָה בַּמַּגֵּפָה לִפְנֵי ה'. </text:span></text:p>
      <text:p text:style-name="Standard"><text:bookmark text:name=".D7.99.D7.93_.D7.9C.D7.97"/><text:a xlink:type="simple" xlink:href="http://he.wikisource.org/wiki/קטגוריה:במדבר_יד_לח"><text:span text:style-name="T3">לח</text:span></text:a><text:span text:style-name="T3"> וִיהוֹשֻׁעַ בִּן נוּן וְכָלֵב בֶּן יְפֻנֶּה חָיוּ מִן הָאֲנָשִׁים הָהֵם הַהֹלְכִים לָתוּר אֶת הָאָרֶץ. </text:span></text:p>
      <text:p text:style-name="Standard"><text:a xlink:type="simple" xlink:href="http://he.wikisource.org/wiki/קטגוריה:במדבר_יד_לט"><text:span text:style-name="T3"/></text:a></text:p>
      <text:p text:style-name="Standard"><text:bookmark text:name=".D7.99.D7.93_.D7.9C.D7.98"/><text:a xlink:type="simple" xlink:href="http://he.wikisource.org/wiki/קטגוריה:במדבר_יד_לט"><text:span text:style-name="T3">לט</text:span></text:a><text:span text:style-name="T3"> וַיְדַבֵּר מֹשֶׁה אֶת הַדְּבָרִים הָאֵלֶּה אֶל כָּל בְּנֵי יִשְׂרָאֵל וַיִּתְאַבְּלוּ הָעָם מְאֹד. </text:span></text:p>
      <text:p text:style-name="Standard"><text:bookmark text:name=".D7.99.D7.93_.D7.9E"/><text:a xlink:type="simple" xlink:href="http://he.wikisource.org/wiki/קטגוריה:במדבר_יד_מ"><text:span text:style-name="T3">מ</text:span></text:a><text:span text:style-name="T3"> וַיַּשְׁכִּמוּ בַבֹּקֶר וַיַּעֲלוּ אֶל רֹאשׁ הָהָר לֵאמֹר הִנֶּנּוּ וְעָלִינוּ אֶל הַמָּקוֹם אֲשֶׁר אָמַר ה' כִּי חָטָאנוּ. </text:span></text:p>
      <text:p text:style-name="Standard"><text:bookmark text:name=".D7.99.D7.93_.D7.9E.D7.90"/><text:a xlink:type="simple" xlink:href="http://he.wikisource.org/wiki/קטגוריה:במדבר_יד_מא"><text:span text:style-name="T3">מא</text:span></text:a><text:span text:style-name="T3"> וַיֹּאמֶר מֹשֶׁה לָמָּה זֶּה אַתֶּם עֹבְרִים אֶת פִּי ה' וְהִוא לֹא תִצְלָח. </text:span></text:p>
      <text:p text:style-name="Standard"><text:bookmark text:name=".D7.99.D7.93_.D7.9E.D7.91"/><text:a xlink:type="simple" xlink:href="http://he.wikisource.org/wiki/קטגוריה:במדבר_יד_מב"><text:span text:style-name="T3">מב</text:span></text:a><text:span text:style-name="T3"> אַל תַּעֲלוּ כִּי אֵין ה' בְּקִרְבְּכֶם וְלֹא תִּנָּגְפוּ לִפְנֵי אֹיְבֵיכֶם. </text:span></text:p>
      <text:p text:style-name="Standard"><text:bookmark text:name=".D7.99.D7.93_.D7.9E.D7.92"/><text:a xlink:type="simple" xlink:href="http://he.wikisource.org/wiki/קטגוריה:במדבר_יד_מג"><text:span text:style-name="T3">מג</text:span></text:a><text:span text:style-name="T3"> כִּי הָעֲמָלֵקִי וְהַכְּנַעֲנִי שָׁם לִפְנֵיכֶם וּנְפַלְתֶּם בֶּחָרֶב כִּי עַל כֵּן שַׁבְתֶּם מֵאַחֲרֵי ה' וְלֹא יִהְיֶה ה' עִמָּכֶם. </text:span></text:p>
      <text:p text:style-name="Standard"><text:bookmark text:name=".D7.99.D7.93_.D7.9E.D7.93"/><text:a xlink:type="simple" xlink:href="http://he.wikisource.org/wiki/קטגוריה:במדבר_יד_מד"><text:span text:style-name="T3">מד</text:span></text:a><text:span text:style-name="T3"> וַיַּעְפִּלוּ לַעֲלוֹת אֶל רֹאשׁ הָהָר וַאֲרוֹן בְּרִית ה' וּמֹשֶׁה לֹא מָשׁוּ מִקֶּרֶב הַמַּחֲנֶה. </text:span></text:p>
      <text:p text:style-name="Standard"><text:bookmark text:name=".D7.99.D7.93_.D7.9E.D7.94"/><text:a xlink:type="simple" xlink:href="http://he.wikisource.org/wiki/קטגוריה:במדבר_יד_מה"><text:span text:style-name="T3">מה</text:span></text:a><text:span text:style-name="T3"> וַיֵּרֶד הָעֲמָלֵקִי וְהַכְּנַעֲנִי הַיֹּשֵׁב בָּהָר הַהוּא וַיַּכּוּם וַיַּכְּתוּם עַד הַחָרְמָה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avid CLM" svg:font-family="'David CLM'"/>
    <style:font-face style:name="Nachlieli CLM1" svg:font-family="'Nachlieli CLM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avid CLM" fo:font-size="12pt" fo:language="en" fo:country="US" style:letter-kerning="true" style:font-name-asian="DejaVu Sans1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avid CLM"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avid CLM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avid CLM" style:font-size-asian="12pt" style:font-name-complex="Nachlieli CLM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l Segal</meta:initial-creator>
    <meta:creation-date>2011-12-29T20:15:37</meta:creation-date>
    <dc:date>2011-12-29T21:16:24</dc:date>
    <dc:creator>Erel Segal</dc:creator>
    <meta:editing-duration>PT01H00M50S</meta:editing-duration>
    <meta:editing-cycles>15</meta:editing-cycles>
    <meta:generator>OpenOffice.org/3.2$Unix OpenOffice.org_project/320m12$Build-9483</meta:generator>
    <meta:document-statistic meta:table-count="0" meta:image-count="0" meta:object-count="0" meta:page-count="2" meta:paragraph-count="76" meta:word-count="1247" meta:character-count="8314"/>
  </office:meta>
</office:document-meta>
</file>